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loext:contextual-spacing="false" fo:padding="0.049cm" fo:border="0.06pt solid #e1e5eb"/>
    </style:style>
    <style:style style:name="P2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T1" style:family="text">
      <style:text-properties officeooo:rsid="000a30dd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70506111" text:style-name="L1">
        <text:list-item>
          <text:p text:style-name="P2">Um homem apareceu após o proprietário ter apagado a luz de sua loja. <text:span text:style-name="T1">V</text:span></text:p>
        </text:list-item>
        <text:list-item>
          <text:p text:style-name="P1">O ladrão era um homem. <text:span text:style-name="T1">V</text:span></text:p>
        </text:list-item>
        <text:list-item>
          <text:p text:style-name="P1">O homem não exigiu dinheiro. <text:span text:style-name="T1">F</text:span></text:p>
        </text:list-item>
        <text:list-item>
          <text:p text:style-name="P1">O homem que abriu a caixa registradora era o proprietário. <text:span text:style-name="T1">V</text:span></text:p>
        </text:list-item>
        <text:list-item>
          <text:p text:style-name="P1">O proprietário da loja esvaziou o conteúdo da caixa registradora. <text:span text:style-name="T1">V</text:span></text:p>
        </text:list-item>
        <text:list-item>
          <text:p text:style-name="P1">Após ter esvaziado o conteúdo da caixa registradora, o homem fugiu. <text:span text:style-name="T1">V</text:span></text:p>
        </text:list-item>
        <text:list-item>
          <text:p text:style-name="P1">A história refere-se a uma série de acontecimentos onde se faz referência a apenas 3 pessoas: o proprietário da loja, um homem que pediu dinheiro e um membro da força policial. <text:span text:style-name="T1">V</text:span></text:p>
        </text:list-item>
        <text:list-item>
          <text:p text:style-name="P1">Os seguintes acontecimentos da loja são verdadeiros: alguém exigiu dinheiro, uma caixa registradora foi aberta, seu conteúdo foi esvaziado e um homem saiu correndo. <text:span text:style-name="T1">V</text:span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5:19:22.618753074</meta:creation-date>
    <dc:date>2022-03-30T16:30:43.054366724</dc:date>
    <meta:editing-duration>PT1H1M10S</meta:editing-duration>
    <meta:editing-cycles>1</meta:editing-cycles>
    <meta:document-statistic meta:table-count="0" meta:image-count="0" meta:object-count="0" meta:page-count="1" meta:paragraph-count="8" meta:word-count="125" meta:character-count="680" meta:non-whitespace-character-count="571"/>
    <meta:generator>LibreOffice/6.4.7.2$Linux_X86_64 LibreOffice_project/40$Build-2</meta:generator>
  </office:meta>
</office:document-meta>
</file>